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Calibri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up Instructions for Aperture VMAN</text:p>
      <text:p text:style-name="P1"/>
      <text:list xml:id="list21489589" text:style-name="L1">
        <text:list-item>
          <text:p text:style-name="P2">Install Drupal 7 on your hosting</text:p>
          <text:list>
            <text:list-item>
              <text:p text:style-name="P2">If you are using godaddy, the steps are as follows:</text:p>
              <text:list>
                <text:list-item>
                  <text:p text:style-name="P2">Login to GoDaddy</text:p>
                </text:list-item>
                <text:list-item>
                  <text:p text:style-name="P2">Select the "All Products" item on the left of the menu</text:p>
                </text:list-item>
                <text:list-item>
                  <text:p text:style-name="P2">From the options, select "My Account"</text:p>
                </text:list-item>
                <text:list-item>
                  <text:p text:style-name="P2">Select "Web Hosting"</text:p>
                </text:list-item>
                <text:list-item>
                  <text:p text:style-name="P2">Select the launch button from the Web Hosting section</text:p>
                </text:list-item>
                <text:list-item>
                  <text:p text:style-name="P2">Under "Options &amp; Settings", in the "Tools" section, select "FTP File Manager"</text:p>
                </text:list-item>
                <text:list-item>
                  <text:p text:style-name="P2">In the FTP File Manager, select Create New Directory to create the new Drupal instance directory.</text:p>
                </text:list-item>
                <text:list-item>
                  <text:p text:style-name="P2">In the menu at the top, mouseover Popular Apps and select Drupal</text:p>
                </text:list-item>
                <text:list-item>
                  <text:p text:style-name="P2">Select Instal Now on the Drupal product page, follow the setup steps for installing Drupal<text:line-break/><text:line-break/></text:p>
                </text:list-item>
              </text:list>
            </text:list-item>
          </text:list>
        </text:list-item>
        <text:list-item>
          <text:p text:style-name="P2">Download a copy of Aperture VMAN using git.</text:p>
          <text:list>
            <text:list-item>
              <text:p text:style-name="P2">git clone git://github.com/psu-capstone-aperture/aperture-vman.git</text:p>
            </text:list-item>
            <text:list-item>
              <text:p text:style-name="P2">cd aperture-vman</text:p>
            </text:list-item>
            <text:list-item>
              <text:p text:style-name="P2">git submodule update --init<text:line-break/></text:p>
            </text:list-item>
          </text:list>
        </text:list-item>
        <text:list-item>
          <text:p text:style-name="P2">Copy the contents of the aperture-vman directory into the directory containing your drupal install, overwriting any files where there are conflicts.<text:line-break/></text:p>
        </text:list-item>
        <text:list-item>
          <text:p text:style-name="P2">Install the database file 'backup.sql'</text:p>
          <text:list>
            <text:list-item>
              <text:p text:style-name="P2">cat backup.sql | mysql -u &lt;a valid database user&gt; -p &lt;your drupal database name&gt;</text:p>
            </text:list-item>
            <text:list-item>
              <text:p text:style-name="P2">Alternatively, use phpmyadmin's import function to import the database.<text:line-break/></text:p>
            </text:list-item>
          </text:list>
        </text:list-item>
        <text:list-item>
          <text:p text:style-name="P2">Change the administrator password (administrative username: sysadmin).</text:p>
          <text:list>
            <text:list-item>
              <text:p text:style-name="P2">Generate a suitable password hash.</text:p>
              <text:list>
                <text:list-item>
                  <text:p text:style-name="P2">&lt;drupal install directory&gt;/scripts/password_hash.sh &lt;your password&gt;</text:p>
                </text:list-item>
              </text:list>
            </text:list-item>
            <text:list-item>
              <text:p text:style-name="P2">Insert it into the database.</text:p>
              <text:list>
                <text:list-item>
                  <text:p text:style-name="P2">mysql -u &lt;a valid database user&gt; -p</text:p>
                </text:list-item>
                <text:list-item>
                  <text:p text:style-name="P2">UPDATE users SET pass = '&lt;your generated password hash&gt;' WHERE uid = 1;<text:line-break/></text:p>
                </text:list-item>
              </text:list>
            </text:list-item>
          </text:list>
        </text:list-item>
        <text:list-item>
          <text:p text:style-name="P2">Log in and make any necessary configuration changes.</text:p>
          <text:list>
            <text:list-item>
              <text:p text:style-name="P2">In Configuration &gt; Site Information, change the site name and e-mail address.</text:p>
            </text:list-item>
            <text:list-item>
              <text:p text:style-name="P2">In Structure &gt; Contact Form, change the e-mail addres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ph Woodruff</meta:initial-creator>
    <meta:creation-date>2012-08-22T01:34:03.01</meta:creation-date>
    <meta:document-statistic meta:table-count="0" meta:image-count="0" meta:object-count="0" meta:page-count="1" meta:paragraph-count="29" meta:word-count="274" meta:character-count="1671"/>
    <dc:date>2012-08-22T06:57:15.30</dc:date>
    <dc:creator>Joseph Woodruff</dc:creator>
    <meta:editing-duration>PT4H52M21S</meta:editing-duration>
    <meta:editing-cycles>1</meta:editing-cycles>
    <meta:generator>OpenOffice.org/3.3$Win32 OpenOffice.org_project/330m20$Build-9567</meta:generator>
  </office:meta>
</office:document-meta>
</file>